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723" officeooo:paragraph-rsid="001137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’s just a test for GitHub.</text:p>
      <text:p text:style-name="P1"/>
      <text:p text:style-name="P1">Blah-blah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2" meta:word-count="7" meta:character-count="38" meta:non-whitespace-character-count="33"/>
  </office:meta>
</office:document-meta>
</file>